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04cm"/>
    </style:style>
    <style:style style:name="co3" style:family="table-column">
      <style:table-column-properties fo:break-before="auto" style:column-width="8.625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3.995cm"/>
    </style:style>
    <style:style style:name="ro3" style:family="table-row">
      <style:table-row-properties style:row-height="0.409cm" fo:break-before="auto" style:use-optimal-row-height="true"/>
    </style:style>
    <style:style style:name="ro6" style:family="table-row">
      <style:table-row-properties style:row-height="0.425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2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35cm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35cm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ackground-color="#83caff" style:text-align-source="fix" style:repeat-content="false" fo:border="0.035cm solid #000000" fo:padding-bottom="0.049cm" fo:padding-left="0.035cm" fo:padding-right="0.035cm" fo:padding-top="0.049cm"/>
      <style:paragraph-properties fo:text-align="center" fo:margin-left="0cm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11"/>
    <style:style style:name="ce7" style:family="table-cell" style:parent-style-name="Default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4">
          <table:table-cell table:style-name="ce1" office:value-type="string">
            <text:p>icon</text:p>
          </table:table-cell>
          <table:table-cell table:style-name="ce3" office:value-type="string">
            <text:p>comments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16x16</text:p>
          </table:table-cell>
          <table:table-cell table:style-name="ce4" office:value-type="string">
            <text:p>22x22</text:p>
          </table:table-cell>
          <table:table-cell table:style-name="ce4" office:value-type="string">
            <text:p>32x32</text:p>
          </table:table-cell>
          <table:table-cell table:style-name="ce4" office:value-type="string">
            <text:p>48x48</text:p>
          </table:table-cell>
          <table:table-cell table:style-name="ce4" office:value-type="string">
            <text:p>locatio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todo</text:p>
          </table:table-cell>
          <table:table-cell table:style-name="ce4" office:value-type="string">
            <text:p>done</text:p>
          </table:table-cell>
          <table:table-cell table:style-name="ce7" table:number-columns-repeated="1013"/>
        </table:table-row>
        <table:table-row table:style-name="ro4">
          <table:table-cell table:style-name="ce2" office:value-type="string">
            <text:p>image-save-current-version</text:p>
          </table:table-cell>
          <table:table-cell office:value-type="string">
            <text:p>Similar document-save, but original untouched (*)</text:p>
          </table:table-cell>
          <table:table-cell table:number-columns-repeated="5"/>
          <table:table-cell table:style-name="ce5" office:value-type="string">
            <text:p>/actions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COUNTA([.D2:.G23])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image-save-new-version</text:p>
          </table:table-cell>
          <table:table-cell office:value-type="string">
            <text:p>similar to save-current-version, but forks to a new version (*)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style-name="ce6" table:formula="of:=[.K2]/[.I2]" office:value-type="percentage" office:value="0">
            <text:p>0,00%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image-save-version-as</text:p>
          </table:table-cell>
          <table:table-cell office:value-type="string">
            <text:p>Save current or new version, opening a dialog with options (*)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5">
          <table:table-cell table:style-name="ce2" office:value-type="string">
            <text:p>image-editing-tool</text:p>
          </table:table-cell>
          <table:table-cell office:value-type="string">
            <text:p>A single step in the process of image editing: </text:p>
            <text:p>e.g. cropping, a blur filter applied, etc.</text:p>
          </table:table-cell>
          <table:table-cell table:number-columns-repeated="5"/>
          <table:table-cell table:style-name="ce5" office:value-type="string">
            <text:p>/actions? /mimetypes?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faces-detect</text:p>
          </table:table-cell>
          <table:table-cell office:value-type="string">
            <text:p>in a given full image, find the region containing faces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faces-recognize</text:p>
          </table:table-cell>
          <table:table-cell office:value-type="string">
            <text:p>Given a (cropped) face image, try to identify the person depicted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faces-show</text:p>
          </table:table-cell>
          <table:table-cell office:value-type="string">
            <text:p>Show all marked faces on a picture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3">
          <table:table-cell office:value-type="string">
            <text:p>faces-add</text:p>
          </table:table-cell>
          <table:table-cell office:value-type="string">
            <text:p>mark a new face on a picture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folder-image-people</text:p>
          </table:table-cell>
          <table:table-cell office:value-type="string">
            <text:p>a place (sidebar) where photos are organized by depicted persons</text:p>
          </table:table-cell>
          <table:table-cell table:number-columns-repeated="5"/>
          <table:table-cell table:style-name="ce5" office:value-type="string">
            <text:p>/places</text:p>
          </table:table-cell>
          <table:table-cell table:number-columns-repeated="1016"/>
        </table:table-row>
        <table:table-row table:style-name="ro3" table:number-rows-repeated="2">
          <table:table-cell table:style-name="ce2"/>
          <table:table-cell table:number-columns-repeated="6"/>
          <table:table-cell table:style-name="ce5"/>
          <table:table-cell table:number-columns-repeated="1016"/>
        </table:table-row>
        <table:table-row table:style-name="ro7">
          <table:table-cell office:value-type="string">
            <text:p>(*) Digikam is now implementing nondestructive editing, where the original is never touched and any changes are saved to a new file.</text:p>
            <text:p>From the same original different lines of editing can be created, resulting in different versions (imagine one version</text:p>
            <text:p>only with moderate color changes, another version with a strong distortion effect and inverted colors).</text:p>
            <text:p>Classical “save” is removed. “Save current version” is a slightly different concept, a mixture between “save” and “accept”.</text:p>
            <text:p>The most important difference is to make clear that the original image is not overwritten.</text:p>
            <text:p>“Save as new version” is a mixture between “save as” and “fork”.</text:p>
            <text:p/>
          </table:table-cell>
          <table:table-cell table:number-columns-repeated="6"/>
          <table:table-cell table:style-name="ce5"/>
          <table:table-cell table:number-columns-repeated="1016"/>
        </table:table-row>
        <table:table-row table:style-name="ro3" table:number-rows-repeated="10">
          <table:table-cell table:style-name="ce2"/>
          <table:table-cell table:number-columns-repeated="6"/>
          <table:table-cell table:style-name="ce5"/>
          <table:table-cell table:number-columns-repeated="1016"/>
        </table:table-row>
        <table:table-row table:style-name="ro3">
          <table:table-cell/>
          <table:table-cell table:style-name="ce2"/>
          <table:table-cell table:number-columns-repeated="5"/>
          <table:table-cell table:style-name="ce5"/>
          <table:table-cell table:number-columns-repeated="1016"/>
        </table:table-row>
        <table:table-row table:style-name="ro3" table:number-rows-repeated="16">
          <table:table-cell table:number-columns-repeated="7"/>
          <table:table-cell table:style-name="ce5"/>
          <table:table-cell table:number-columns-repeated="1016"/>
        </table:table-row>
        <table:table-row table:style-name="ro3" table:number-rows-repeated="65496">
          <table:table-cell/>
          <table:table-cell table:style-name="ce2"/>
          <table:table-cell table:number-columns-repeated="5"/>
          <table:table-cell table:style-name="ce5"/>
          <table:table-cell table:number-columns-repeated="1016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 table:number-rows-repeated="65535">
          <table:table-cell/>
        </table:table-row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7.11.2010</text:date>, <text:time>15:0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1:24:23</meta:creation-date>
    <dc:date>2010-11-17T15:02:30</dc:date>
    <meta:editing-duration>PT02H41M59S</meta:editing-duration>
    <meta:editing-cycles>15</meta:editing-cycles>
    <meta:generator>OpenOffice.org/3.2$Unix OpenOffice.org_project/320m19$Build-9505</meta:generator>
    <meta:document-statistic meta:table-count="3" meta:cell-count="43" meta:object-count="0"/>
  </office:meta>
</office:document-meta>
</file>